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alibri" style:font-name-asian="Calibri1" style:font-name-complex="Calibri1"/>
    </style:style>
    <style:style style:name="P3" style:family="paragraph" style:parent-style-name="Standard">
      <style:paragraph-properties fo:margin-top="0in" fo:margin-bottom="0in" loext:contextual-spacing="false" fo:line-height="135%"/>
      <style:text-properties style:font-name="Calibri" style:font-name-asian="Calibri1" style:font-name-complex="Calibri1"/>
    </style:style>
    <style:style style:name="P4" style:family="paragraph" style:parent-style-name="Standard">
      <style:paragraph-properties fo:margin-left="0in" fo:margin-right="0in" fo:margin-top="0in" fo:margin-bottom="0in" loext:contextual-spacing="false" fo:line-height="135%" fo:text-indent="-0.3055in" style:auto-text-indent="false"/>
      <style:text-properties style:font-name="Calibri" style:font-name-asian="Calibri1" style:font-name-complex="Calibri1"/>
    </style:style>
    <style:style style:name="P5" style:family="paragraph" style:parent-style-name="Standard" style:list-style-name="WWNum1">
      <style:paragraph-properties fo:margin-left="0.5in" fo:margin-right="0in" fo:margin-top="0in" fo:margin-bottom="0in" loext:contextual-spacing="true" fo:line-height="135%" fo:text-indent="-0.25in" style:auto-text-indent="false"/>
    </style:style>
    <style:style style:name="P6" style:family="paragraph" style:parent-style-name="Heading_20_1" style:master-page-name="Standard">
      <style:paragraph-properties fo:margin-top="0.278in" fo:margin-bottom="0.0835in" loext:contextual-spacing="false" style:page-number="1"/>
    </style:style>
    <style:style style:name="P7" style:family="paragraph" style:parent-style-name="Heading_20_3">
      <style:paragraph-properties fo:margin-top="0.222in" fo:margin-bottom="0.0555in" loext:contextual-spacing="false"/>
    </style:style>
    <style:style style:name="T1" style:family="text">
      <style:text-properties style:font-name="Calibri" style:font-name-asian="Calibri1" style:font-name-complex="Calibri1"/>
    </style:style>
    <style:style style:name="T2" style:family="text">
      <style:text-properties style:font-name="Calibri" fo:font-style="italic" style:font-name-asian="Calibri1" style:font-style-asian="italic" style:font-name-complex="Calibri1"/>
    </style:style>
    <style:style style:name="T3" style:family="text">
      <style:text-properties fo:color="#1155cc" style:font-name="Calibri" style:text-underline-style="solid" style:text-underline-width="auto" style:text-underline-color="font-color"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nbsh4fg9b5c3"/><text:span text:style-name="T1">Patterns I Have Known and Loved: A working title</text:span></text:p>
      <text:p text:style-name="P1"><text:span text:style-name="T1">Alex McLean, Ellen Harlizius-Klück, Giovanni Fanfani</text:span></text:p>
      <text:p text:style-name="P1"><text:span text:style-name="T1">Research Institute, Deutsches Museum, Munich</text:span></text:p>
      <text:p text:style-name="P2"/>
      <text:p text:style-name="P1"><text:span text:style-name="T1">Live coding is becoming more widely known (Kretowitz, 2017), but it is not clear exactly what live coding </text:span><text:span text:style-name="T2">is</text:span><text:span text:style-name="T1">. We can say that it is a community of practice, interested in changing rules while they are followed (Ward et al, 2004), but as a result, it seems that no concrete definition of live coding can be offered without being immediately overturned by that same community. In some sense, Algorave events are experimental in that they aim to challenge ideas, and do not always ‘work’ (Collins and McLean, 2014). So after over 100 such experiments, what can we say about the experience of taking part in an Algorave? </text:span></text:p>
      <text:p text:style-name="P2"/>
      <text:p text:style-name="P1"><text:span text:style-name="T1">Algorave might be presented as sci-fi made real, but we take an alternative view, of Luddite live coders stripping back technology to reveal otherwise hidden qualities and histories. This view is explained in the context of the TidalCycles livecoding environment (McLean, 2014), which approaches algorithmic music in terms of patterns of repetition, symmetry, interference and deviation, on multiple scales and levels (Spiegel, 1981). An extended survey of patterning strategies in the TidalCycles community, supported by visualisations, leads into a review of algorithmic patterns in wider culture, including the braids formed by (algorithmic) maypole dances, and the emergence of discrete mathematics and algorithms from weaving technology in ancient Greece (Fanfani and Harlizius-Klück, 2016). The argument is made that as an Electronic Dance Music, the activity and site of algorave is so distant from software engineering, that we must take a longer view in order to understand its true nature, as one of a long line of cultures engaging shared experience of mathematics and movement.</text:span></text:p>
      <text:p text:style-name="P4"/>
      <text:list xml:id="list3765018072283737518" text:style-name="WWNum1">
        <text:list-item>
          <text:p text:style-name="P5"><text:span text:style-name="T1">Collins, Nick, and Alex McLean. 2014. ‘Algorave: A Survey of the History, Aesthetics and Technology of Live Performance of Algorithmic Electronic Dance Music’. In </text:span><text:span text:style-name="T2">Proceedings of the International Conference on New Interfaces for Musical Expression</text:span><text:span text:style-name="T1">.</text:span></text:p>
        </text:list-item>
        <text:list-item>
          <text:p text:style-name="P5"><text:span text:style-name="T1">Fanfani, Giovanni, and Ellen Harlizius-Klück. 2016. ‘(B)orders in Ancient Weaving and Archaic Greek Poetry’. In </text:span><text:span text:style-name="T2">Spinning Fates and the Song of the Loom</text:span><text:span text:style-name="T1">, edited by Marie-Louise Nosch, Mary Harlow, and Giovanni Fanfani, 61–99. Oxbow Books.</text:span></text:p>
        </text:list-item>
        <text:list-item>
          <text:p text:style-name="P5"><text:span text:style-name="T1">Kretowitz, Steph. 2017. ‘Algorave: The Live Coding Movement That Makes next-Level Electronic Music’. </text:span><text:span text:style-name="T2">Mixmag</text:span><text:span text:style-name="T1">. Accessed March 21. </text:span><text:a xlink:type="simple" xlink:href="http://mixmag.net/feature/algorave" text:style-name="Internet_20_link" text:visited-style-name="Visited_20_Internet_20_Link"><text:span text:style-name="T3">http://mixmag.net/feature/algorave</text:span></text:a><text:span text:style-name="T1">.</text:span></text:p>
        </text:list-item>
        <text:list-item>
          <text:p text:style-name="P5"><text:span text:style-name="T1">McLean, Alex. 2014. ‘Making Programming Languages to Dance to: Live Coding with Tidal’. In </text:span><text:span text:style-name="T2">Proceedings of the 2nd ACM SIGPLAN International Workshop on Functional Art, Music, Modelling and Design</text:span><text:span text:style-name="T1">. doi:10.1145/2633638.2633647.</text:span></text:p>
        </text:list-item>
        <text:list-item>
          <text:p text:style-name="P5"><text:span text:style-name="T1">Spiegel, Laurie. 1981. ‘Manipulations of Musical Patterns’. In </text:span><text:span text:style-name="T2">Proceedings of the Symposium on Small Computers and the Arts</text:span><text:span text:style-name="T1">, 19–22.</text:span></text:p>
        </text:list-item>
        <text:list-item>
          <text:p text:style-name="P5"><text:span text:style-name="T1">Ward, Adrian, Julian Rohrhuber, Fredrik Olofsson, Alex McLean, Dave Griffiths, Nick Collins, and Amy Alexander. 2004. ‘Live Algorithm Programming and a Temporary Organisation for Its Promotion’. Edited by Olga Goriunova and Alexei Shulgin.</text:span></text:p>
        </text:list-item>
      </text:list>
      <text:p text:style-name="P3"/>
      <text:p text:style-name="P2"/>
      <text:p text:style-name="P7"><text:bookmark text:name="_7fr80j29p7xa"/><text:span text:style-name="T1">Biography</text:span></text:p>
      <text:p text:style-name="P1"><text:span text:style-name="T1">Alex McLean is an interdisciplinary researcher, with interests surrounding computer programming as a cultural activity, particularly </text:span><text:a xlink:type="simple" xlink:href="http://toplap.org/" text:style-name="Internet_20_link" text:visited-style-name="Visited_20_Internet_20_Link"><text:span text:style-name="T3">Live Coding</text:span></text:a><text:span text:style-name="T1">, where computer languages are used as creative, live interfaces for interacting with the world. Alex has enjoyed being an active member of this growing community for over 15 years, co-founding the </text:span><text:a xlink:type="simple" xlink:href="http://toplap.org/" text:style-name="Internet_20_link" text:visited-style-name="Visited_20_Internet_20_Link"><text:span text:style-name="T3">TOPLAP</text:span></text:a><text:span text:style-name="T1"> live coding and </text:span><text:a xlink:type="simple" xlink:href="http://algorave.com/" text:style-name="Internet_20_link" text:visited-style-name="Visited_20_Internet_20_Link"><text:span text:style-name="T3">Algorave</text:span></text:a><text:span text:style-name="T1"> algorithmic dance music movements and international conferences on live coding and live interfaces. Hi also instigated </text:span><text:a xlink:type="simple" xlink:href="http://tidalcycles.org/" text:style-name="Internet_20_link" text:visited-style-name="Visited_20_Internet_20_Link"><text:span text:style-name="T3">TidalCycles</text:span></text:a><text:span text:style-name="T1">, a livecoding environment for exploring musical pattern. </text:span></text:p>
      <text:p text:style-name="P2"/>
      <text:p text:style-name="P1"><text:span text:style-name="T1">Giovanni Fanfani is a classical philologist and postdoctoral researcher at the Research Institute of the Deutsches Museum. He received his PhD at the University of Bolgna and his research focuses on intertextuality and Euripidean tragedy. He has been awarded a Mobilex grant (2014-2016 from the Danish Council for Independent Research, investigating the role and function of textile imagery in archaic Greek poetry and choral lyrics.</text:span></text:p>
      <text:p text:style-name="P2"/>
      <text:p text:style-name="P1"><text:span text:style-name="T1">Ellen Harlizius-Klück is principal investigator in the ERC Consolidator Grant Project PENELOPE: A Study of Weaving as Technical Mode of Existence, with Alex McLean and Giovanni Fanfani among the research team. She was also international investigator in the Weaving Codes - Coding Weaves Project, conducted with Alex McLean and funded by the Arts and Humanities Research Council (UK). In her PhD thesis, she combined mathematics, philosophy and textile studies. Since then she focuses on the question if and in which way ancient textile technology has contributed to the advent of mathematics and sciences in ancient Gree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708" meta:character-count="4726" meta:non-whitespace-character-count="4039"/>
    <meta:generator>LibreOfficeDev/5.1.0.3$Linux_X86_64 LibreOffice_project/</meta:generator>
  </office:meta>
</office:document-meta>
</file>